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Write a short program that prints the numbers 1 to 10 using a for loop. </text:p>
      <text:p text:style-name="Preformatted_20_Text"># Then write an equivalent program that prints the numbers 1 to 10 using a while loop.</text:p>
      <text:p text:style-name="Preformatted_20_Text">numero = 1</text:p>
      <text:p text:style-name="Preformatted_20_Text">while numero &lt; 11:</text:p>
      <text:p text:style-name="Preformatted_20_Text"><text:tab/>print(numero)</text:p>
      <text:p text:style-name="Preformatted_20_Text"><text:tab/>numero = numero +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46" meta:character-count="222" meta:non-whitespace-character-count="179"/>
    <meta:generator>LibreOffice/6.0.7.3$Linux_X86_64 LibreOffice_project/00m0$Build-3</meta:generator>
  </office:meta>
</office:document-meta>
</file>